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785cm"/>
    </style:style>
    <style:style style:name="Таблица1.B" style:family="table-column">
      <style:table-column-properties style:column-width="5.831cm"/>
    </style:style>
    <style:style style:name="Таблица1.C" style:family="table-column">
      <style:table-column-properties style:column-width="6.38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785cm"/>
    </style:style>
    <style:style style:name="Таблица2.B" style:family="table-column">
      <style:table-column-properties style:column-width="5.764cm"/>
    </style:style>
    <style:style style:name="Таблица2.C" style:family="table-column">
      <style:table-column-properties style:column-width="6.451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29743" officeooo:paragraph-rsid="00129743"/>
    </style:style>
    <style:style style:name="P3" style:family="paragraph" style:parent-style-name="Standard">
      <style:text-properties fo:font-weight="bold" officeooo:rsid="0012d593" officeooo:paragraph-rsid="0012d593" style:font-weight-asian="bold" style:font-weight-complex="bold"/>
    </style:style>
    <style:style style:name="P4" style:family="paragraph" style:parent-style-name="Standard">
      <style:text-properties fo:color="#00a933" loext:opacity="100%" fo:font-weight="bold" officeooo:rsid="0013a9ec" officeooo:paragraph-rsid="0013a9ec" style:font-weight-asian="bold" style:font-weight-complex="bold"/>
    </style:style>
    <style:style style:name="P5" style:family="paragraph" style:parent-style-name="Standard">
      <style:text-properties fo:color="#00a933" loext:opacity="100%"/>
    </style:style>
    <style:style style:name="P6" style:family="paragraph" style:parent-style-name="Text_20_body" style:list-style-name="L1"/>
    <style:style style:name="P7" style:family="paragraph" style:parent-style-name="Preformatted_20_Text">
      <style:paragraph-properties fo:margin-top="0cm" fo:margin-bottom="0.499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а, в XTTS есть целый ряд настроек, которые напрямую влияют на качество и стабильность синтеза. Они делятся на две группы: те, что отвечают за <text:span text:style-name="Strong_20_Emphasis">стабильность и предотвращение галлюцинаций</text:span>, и те, что управляют <text:span text:style-name="Strong_20_Emphasis">голосом и клонированием</text:span>.</text:p>
      <text:h text:style-name="Heading_20_3" text:outline-level="3">🎛️ Настройки стабильности и генерации</text:h>
      <text:p text:style-name="Text_20_body">Эти параметры контролируют, как модель преобразует текст в аудио. Они наиболее эффективны для борьбы с повторами и артефактам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Параметр</text:p>
            </table:table-cell>
            <table:table-cell table:style-name="Таблица1.A1" office:value-type="string">
              <text:p text:style-name="Table_20_Heading">Что делает</text:p>
            </table:table-cell>
            <table:table-cell table:style-name="Таблица1.A1" office:value-type="string">
              <text:p text:style-name="Table_20_Heading">Как бороться с глюками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temperature</text:span></text:p>
          </table:table-cell>
          <table:table-cell table:style-name="Таблица1.A1" office:value-type="string">
            <text:p text:style-name="P1">Управляет «креативностью» модели. Чем выше значение, тем более разнообразным, но и более непредсказуемым может быть результат.</text:p>
          </table:table-cell>
          <table:table-cell table:style-name="Таблица1.A1" office:value-type="string">
            <text:p text:style-name="P1"><text:span text:style-name="Strong_20_Emphasis">Чтобы уменьшить галлюцинации и повторы, понизьте значение</text:span> (например, с 0.85 до 0.65 или 0.5). Более низкая температура делает модель более детерминированной и "безопасной"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repetition_penalty</text:span></text:p>
          </table:table-cell>
          <table:table-cell table:style-name="Таблица1.A1" office:value-type="string">
            <text:p text:style-name="P1">Штрафует модель за повторение одних и тех же слов или фраз.</text:p>
          </table:table-cell>
          <table:table-cell table:style-name="Таблица1.A1" office:value-type="string">
            <text:p text:style-name="P1"><text:span text:style-name="Strong_20_Emphasis">Это ваш главный инструмент против повторений.</text:span> Значение по умолчанию — 2.0. Если модель упорно повторяет слова, <text:span text:style-name="Strong_20_Emphasis">увеличьте этот параметр</text:span> (например, до 2.5 или 3.0)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top_k</text:span></text:p>
          </table:table-cell>
          <table:table-cell table:style-name="Таблица1.A1" office:value-type="string">
            <text:p text:style-name="P1">Заставляет модель выбирать следующий звук (токен) только из K самых вероятных вариантов.</text:p>
          </table:table-cell>
          <table:table-cell table:style-name="Таблица1.A1" office:value-type="string">
            <text:p text:style-name="P1">Уменьшение значения (например, с 50 до 20) сделает выбор модели более предсказуемым и снизит вероятность появления неожиданных артефактов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top_p</text:span></text:p>
          </table:table-cell>
          <table:table-cell table:style-name="Таблица1.A1" office:value-type="string">
            <text:p text:style-name="P1">Выбирает следующий токен из набора вариантов, совокупная вероятность которых составляет p%.</text:p>
          </table:table-cell>
          <table:table-cell table:style-name="Таблица1.A1" office:value-type="string">
            <text:p text:style-name="P1">Работает аналогично <text:span text:style-name="Source_20_Text">top_k</text:span>. Уменьшение значения (например, с 0.85 до 0.75) также снижает вариативность и повышает стабильность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length_penalty</text:span></text:p>
          </table:table-cell>
          <table:table-cell table:style-name="Таблица1.A1" office:value-type="string">
            <text:p text:style-name="P1">Влияет на длину генерируемой фразы. Отрицательные значения поощряют более длинные последовательности, положительные — более короткие.</text:p>
          </table:table-cell>
          <table:table-cell table:style-name="Таблица1.A1" office:value-type="string">
            <text:p text:style-name="P1">При проблемах с "проглатыванием" окончаний или обрывом фраз можно <text:span text:style-name="Strong_20_Emphasis">немного увеличить значение</text:span> (например, с 1.0 до 1.1). При зацикливании — уменьшить.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num_gpt_outputs</text:span></text:p>
          </table:table-cell>
          <table:table-cell table:style-name="Таблица1.A1" office:value-type="string">
            <text:p text:style-name="P1">Количество вариантов, которые генерирует GPT-подобная часть модели, чтобы потом выбрать лучший.</text:p>
          </table:table-cell>
          <table:table-cell table:style-name="Таблица1.A1" office:value-type="string">
            <text:p text:style-name="P1">Значение по умолчанию — 1. <text:span text:style-name="Strong_20_Emphasis">Увеличение (например, до 2 или 3) может повысить качество,</text:span> но пропорционально увеличит время генерации.</text:p>
          </table:table-cell>
        </table:table-row>
      </table:table>
      <text:h text:style-name="Heading_20_3" text:outline-level="3">🎤 Настройки клонирования голоса и обработки образца</text:h>
      <text:p text:style-name="Text_20_body">Эти параметры определяют, насколько точно модель копирует голос из вашего образца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Параметр</text:p>
            </table:table-cell>
            <table:table-cell table:style-name="Таблица2.A1" office:value-type="string">
              <text:p text:style-name="Table_20_Heading">Что делает</text:p>
            </table:table-cell>
            <table:table-cell table:style-name="Таблица2.A1" office:value-type="string">
              <text:p text:style-name="Table_20_Heading">Как бороться с глюками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gpt_cond_len</text:span></text:p>
          </table:table-cell>
          <table:table-cell table:style-name="Таблица2.A1" office:value-type="string">
            <text:p text:style-name="P1">Длина (в секундах) аудиофрагмента, который <text:soft-page-break/>используется для извлечения голосовых характеристик.</text:p>
          </table:table-cell>
          <table:table-cell table:style-name="Таблица2.A1" office:value-type="string">
            <text:p text:style-name="P1">Если голос получается "плоским", <text:span text:style-name="Strong_20_Emphasis">увеличьте</text:span> это значение <text:soft-page-break/>(например, с 12 до 20 сек), чтобы модель "поняла" больше нюансов.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gpt_cond_chunk_len</text:span></text:p>
          </table:table-cell>
          <table:table-cell table:style-name="Таблица2.A1" office:value-type="string">
            <text:p text:style-name="P1">Длина фрагментов, на которые разбивается образец. Усреднение по фрагментам повышает стабильность.</text:p>
          </table:table-cell>
          <table:table-cell table:style-name="Таблица2.A1" office:value-type="string">
            <text:p text:style-name="P1">Если голос нестабилен, <text:span text:style-name="Strong_20_Emphasis">уменьшите</text:span> это значение (например, с 4 до 2 сек), чтобы получить больше усредняемых фрагментов.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max_ref_len</text:span></text:p>
          </table:table-cell>
          <table:table-cell table:style-name="Таблица2.A1" office:value-type="string">
            <text:p text:style-name="P1">Максимальная длина (в секундах) образца, который используется для клонирования.</text:p>
          </table:table-cell>
          <table:table-cell table:style-name="Таблица2.A1" office:value-type="string">
            <text:p text:style-name="P1">Если образец слишком длинный и вносит шум, модель всё равно обрежет его до этого значения.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sound_norm_refs</text:span></text:p>
          </table:table-cell>
          <table:table-cell table:style-name="Таблица2.A1" office:value-type="string">
            <text:p text:style-name="P1">Включает автоматическую нормализацию громкости образца.</text:p>
          </table:table-cell>
          <table:table-cell table:style-name="Таблица2.A1" office:value-type="string">
            <text:p text:style-name="P1"><text:span text:style-name="Strong_20_Emphasis">Всегда держите этот параметр включенным (</text:span><text:span text:style-name="Strong_20_Emphasis"><text:span text:style-name="Source_20_Text">True</text:span></text:span><text:span text:style-name="Strong_20_Emphasis">)</text:span>. Это снижает влияние разной громкости в ваших образцах на итоговый результат.</text:p>
          </table:table-cell>
        </table:table-row>
      </table:table>
      <text:h text:style-name="Heading_20_3" text:outline-level="3">💡 Как применить эти настройки в вашем проекте</text:h>
      <text:p text:style-name="Standard"/>
      <text:p text:style-name="P2">Проверенный вариант:<text:line-break/> </text:p>
      <text:p text:style-name="Standard">Генерация аудио и субтитров ---</text:p>
      <text:p text:style-name="Standard"><text:s text:c="2"/>Параметры синтеза:</text:p>
      <text:p text:style-name="Standard"><text:s text:c="4"/>temperature: 0.29908256880733947</text:p>
      <text:p text:style-name="Standard"><text:s text:c="4"/>repetition_penalty: 2.577981651376147</text:p>
      <text:p text:style-name="Standard"><text:s text:c="4"/>length_penalty: 1.0298165137614679</text:p>
      <text:p text:style-name="Standard"><text:s text:c="4"/>top_k: 50</text:p>
      <text:p text:style-name="Standard"><text:s text:c="4"/>top_p: 0.85</text:p>
      <text:p text:style-name="Standard"><text:s text:c="4"/>gpt_cond_len: 14 сек</text:p>
      <text:p text:style-name="Standard">sound_norm_refs: True</text:p>
      <text:p text:style-name="Standard"/>
      <text:p text:style-name="Standard"/>
      <text:p text:style-name="P3">В этом варианте осутствуют глюки.</text:p>
      <text:p text:style-name="Standard">--- ЭТАП 4: Генерация аудио и субтитров ---</text:p>
      <text:p text:style-name="Standard"><text:s text:c="2"/>Параметры синтеза:</text:p>
      <text:p text:style-name="Standard"><text:s text:c="4"/>temperature: 1.0055045871559634</text:p>
      <text:p text:style-name="Standard"><text:s text:c="4"/>repetition_penalty: 2.5963302752293576</text:p>
      <text:p text:style-name="Standard"><text:s text:c="4"/>length_penalty: 0.8922018348623852</text:p>
      <text:p text:style-name="Standard"><text:s text:c="4"/>top_k: 17</text:p>
      <text:p text:style-name="Standard"><text:s text:c="4"/>top_p: 0.85</text:p>
      <text:p text:style-name="Standard"><text:s text:c="4"/>gpt_cond_len: 12 сек</text:p>
      <text:p text:style-name="Standard"><text:s text:c="4"/>sound_norm_refs: True</text:p>
      <text:p text:style-name="Standard">создано 1 файлов из 2. прошло времени с начала работы: 5 минут 31 секунд</text:p>
      <text:p text:style-name="Standard">создано 2 файлов из 2. прошло времени с начала работы: 6 минут 3 секунд</text:p>
      <text:p text:style-name="Standard">Сгенерировано аудиофайлов: 2</text:p>
      <text:p text:style-name="Standard">Создано файлов субтитров: 2</text:p>
      <text:p text:style-name="Standard"/>
      <text:p text:style-name="Standard"/>
      <text:p text:style-name="Standard"/>
      <text:p text:style-name="Standard"/>
      <text:p text:style-name="P4"><text:soft-page-break/>Еще лучше:</text:p>
      <text:p text:style-name="P5"><text:s text:c="2"/>Параметры синтеза:</text:p>
      <text:p text:style-name="P5"><text:s text:c="4"/>temperature: 0.20917431192660552</text:p>
      <text:p text:style-name="P5"><text:s text:c="4"/>repetition_penalty: 3.256880733944954</text:p>
      <text:p text:style-name="P5"><text:s text:c="4"/>length_penalty: 0.5</text:p>
      <text:p text:style-name="P5"><text:s text:c="4"/>top_k: 17</text:p>
      <text:p text:style-name="P5"><text:s text:c="4"/>top_p: 0.6100917431192661</text:p>
      <text:p text:style-name="P5"><text:s text:c="4"/>gpt_cond_len: 5 сек</text:p>
      <text:p text:style-name="P5">sound_norm_refs: True</text:p>
      <text:p text:style-name="Standard"/>
      <text:p text:style-name="Standard"/>
      <text:p text:style-name="Standard"/>
      <text:p text:style-name="Standard">--- ЭТАП 4: Генерация аудио и субтитров ---</text:p>
      <text:p text:style-name="Standard"><text:s text:c="2"/>Параметры синтеза:</text:p>
      <text:p text:style-name="Standard"><text:s text:c="4"/>temperature: 0.20917431192660552</text:p>
      <text:p text:style-name="Standard"><text:s text:c="4"/>repetition_penalty: 5.0</text:p>
      <text:p text:style-name="Standard"><text:s text:c="4"/>length_penalty: 1.2568807339449541</text:p>
      <text:p text:style-name="Standard"><text:s text:c="4"/>top_k: 17</text:p>
      <text:p text:style-name="Standard"><text:s text:c="4"/>top_p: 0.6100917431192661</text:p>
      <text:p text:style-name="Standard"><text:s text:c="4"/>gpt_cond_len: 5 сек</text:p>
      <text:p text:style-name="Standard"><text:s text:c="4"/>sound_norm_refs: True</text:p>
      <text:p text:style-name="Standard"/>
      <text:h text:style-name="Heading_20_2" text:outline-level="2">🎤 Когда образец голоса может провоцировать повторение (зацикливание)</text:h>
      <text:h text:style-name="Heading_20_3" text:outline-level="3">1. <text:span text:style-name="Strong_20_Emphasis">Слишком короткий образец (&lt; 3 секунд)</text:span></text:h>
      <text:p text:style-name="Text_20_body"><text:span text:style-name="Strong_20_Emphasis">Почему:</text:span> Модель не успевает "понять" голос и начинает генерировать случайные звуки, часто повторяя последние слоги.</text:p>
      <text:p text:style-name="Text_20_body"><text:span text:style-name="Strong_20_Emphasis">Признаки:</text:span> Короткие фрагменты речи, которые зацикливаются на одном-двух звуках.</text:p>
      <text:p text:style-name="Text_20_body"><text:span text:style-name="Strong_20_Emphasis">Решение:</text:span> Использовать образец 5–15 секунд.</text:p>
      <text:p text:style-name="Horizontal_20_Line"/>
      <text:h text:style-name="Heading_20_3" text:outline-level="3">2. <text:span text:style-name="Strong_20_Emphasis">Образец с неестественными паузами или запинками</text:span></text:h>
      <text:p text:style-name="Text_20_body"><text:span text:style-name="Strong_20_Emphasis">Почему:</text:span> Модель воспринимает паузу как часть голоса и начинает её "воспроизводить", что может привести к зацикливанию на тишине или повторению звуков.</text:p>
      <text:p text:style-name="Text_20_body"><text:span text:style-name="Strong_20_Emphasis">Признаки:</text:span> В конце фрагмента появляется "эээ", "ммм" или повтор последнего слога.</text:p>
      <text:p text:style-name="Text_20_body"><text:span text:style-name="Strong_20_Emphasis">Решение:</text:span> Обрезать образец, оставив только ровную речь без запинок.</text:p>
      <text:p text:style-name="Horizontal_20_Line"/>
      <text:h text:style-name="Heading_20_3" text:outline-level="3">3. <text:span text:style-name="Strong_20_Emphasis">Образец с сильным эхом или реверберацией</text:span></text:h>
      <text:p text:style-name="Text_20_body"><text:span text:style-name="Strong_20_Emphasis">Почему:</text:span> Модель пытается воспроизвести эффект эха, что может создать ощущение "задвоения" или зацикливания.</text:p>
      <text:p text:style-name="Text_20_body"><text:span text:style-name="Strong_20_Emphasis">Признаки:</text:span> Слова как будто повторяются с задержкой.</text:p>
      <text:p text:style-name="Text_20_body"><text:soft-page-break/><text:span text:style-name="Strong_20_Emphasis">Решение:</text:span> Использовать образец, записанный в акустически "сухой" комнате, или обработать его в Audacity (убрать реверберацию).</text:p>
      <text:p text:style-name="Horizontal_20_Line"/>
      <text:h text:style-name="Heading_20_3" text:outline-level="3">4. <text:span text:style-name="Strong_20_Emphasis">Низкое качество записи (шум, сжатие)</text:span></text:h>
      <text:p text:style-name="Text_20_body"><text:span text:style-name="Strong_20_Emphasis">Почему:</text:span> Модель "слышит" шум как часть голоса и пытается его воспроизвести, что может привести к повторению шумовых паттернов.</text:p>
      <text:p text:style-name="Text_20_body"><text:span text:style-name="Strong_20_Emphasis">Признаки:</text:span> В паузах между словами слышен повторяющийся шипящий или трескучий звук.</text:p>
      <text:p text:style-name="Text_20_body"><text:span text:style-name="Strong_20_Emphasis">Решение:</text:span> Использовать чистый WAV-файл, а не MP3 с низким битрейтом.</text:p>
      <text:p text:style-name="Horizontal_20_Line"/>
      <text:h text:style-name="Heading_20_3" text:outline-level="3">5. <text:span text:style-name="Strong_20_Emphasis">Образец с нестабильной интонацией или эмоциональными перепадами</text:span></text:h>
      <text:p text:style-name="Text_20_body"><text:span text:style-name="Strong_20_Emphasis">Почему:</text:span> Модель пытается скопировать эмоциональные качели, что может привести к нестабильности генерации и повторам.</text:p>
      <text:p text:style-name="Text_20_body"><text:span text:style-name="Strong_20_Emphasis">Признаки:</text:span> Резкие перепады громкости, неожиданные "всплески" эмоций.</text:p>
      <text:p text:style-name="Text_20_body"><text:span text:style-name="Strong_20_Emphasis">Решение:</text:span> Выбрать ровный, спокойный фрагмент.</text:p>
      <text:p text:style-name="Horizontal_20_Line"/>
      <text:h text:style-name="Heading_20_3" text:outline-level="3">6. <text:span text:style-name="Strong_20_Emphasis">Образец с нестандартной частотой дискретизации</text:span></text:h>
      <text:p text:style-name="Text_20_body"><text:span text:style-name="Strong_20_Emphasis">Почему:</text:span> XTTS ожидает 24000 Гц. Если образец сильно отличается (например, 8000 Гц или 48000 Гц), преобразование может внести артефакты.</text:p>
      <text:p text:style-name="Text_20_body"><text:span text:style-name="Strong_20_Emphasis">Признаки:</text:span> Металлический призвук, "дребезжание", повторяющиеся искажения.</text:p>
      <text:p text:style-name="Text_20_body"><text:span text:style-name="Strong_20_Emphasis">Решение:</text:span> Конвертировать образец в 24000 Гц, 16 бит, моно.</text:p>
      <text:p text:style-name="Horizontal_20_Line"/>
      <text:h text:style-name="Heading_20_3" text:outline-level="3">7. <text:span text:style-name="Strong_20_Emphasis">Образец с несколькими голосами или музыкой</text:span></text:h>
      <text:p text:style-name="Text_20_body"><text:span text:style-name="Strong_20_Emphasis">Почему:</text:span> Модель "смешивает" голоса или пытается воспроизвести музыку, что приводит к хаотичной генерации.</text:p>
      <text:p text:style-name="Text_20_body"><text:span text:style-name="Strong_20_Emphasis">Признаки:</text:span> Неожиданные звуки, похожие на другой голос или мелодию.</text:p>
      <text:p text:style-name="Text_20_body"><text:span text:style-name="Strong_20_Emphasis">Решение:</text:span> Использовать образец только с одним голосом, без фоновой музыки.</text:p>
      <text:p text:style-name="Horizontal_20_Line"/>
      <text:h text:style-name="Heading_20_2" text:outline-level="2">📋 Чек-лист: хороший образец для XTTS</text:h>
      <text:list text:style-name="L1">
        <text:list-item>
          <text:p text:style-name="P6">Длительность: 5–15 секунд</text:p>
        </text:list-item>
        <text:list-item>
          <text:p text:style-name="P6">Формат: WAV, 24000 Гц, 16 бит, моно</text:p>
        </text:list-item>
        <text:list-item>
          <text:p text:style-name="P6">Чистая запись, без фонового шума</text:p>
        </text:list-item>
        <text:list-item>
          <text:p text:style-name="P6">Нет эха и реверберации</text:p>
        </text:list-item>
        <text:list-item>
          <text:p text:style-name="P6"><text:soft-page-break/>Ровная интонация, без резких перепадов</text:p>
        </text:list-item>
        <text:list-item>
          <text:p text:style-name="P6">Нет музыки, посторонних звуков</text:p>
        </text:list-item>
        <text:list-item>
          <text:p text:style-name="P6">Естественный темп, без запинок</text:p>
        </text:list-item>
        <text:list-item>
          <text:p text:style-name="P6">Один голос</text:p>
        </text:list-item>
      </text:list>
      <text:p text:style-name="Horizontal_20_Line"/>
      <text:h text:style-name="Heading_20_2" text:outline-level="2">🔧 Как проверить ваш образец</text:h>
      <text:p text:style-name="Text_20_body">bash</text:p>
      <text:p text:style-name="Preformatted_20_Text"># Проверить частоту и формат</text:p>
      <text:p text:style-name="P7">ffprobe -v error -select_streams a:0 -show_entries stream=sample_rate,codec_name,channels your_sample.wav</text:p>
      <text:p text:style-name="Text_20_body">Если что-то не так — преобразуйте:</text:p>
      <text:p text:style-name="Text_20_body">bash</text:p>
      <text:p text:style-name="P7">ffmpeg -i input.wav -ar 24000 -ac 1 -c:a pcm_s16le output_24k_mono.wav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5:55:17.355110946</meta:creation-date>
    <dc:date>2026-04-01T14:08:14.401106302</dc:date>
    <meta:editing-duration>PT2H38M29S</meta:editing-duration>
    <meta:editing-cycles>11</meta:editing-cycles>
    <meta:generator>LibreOffice/25.8.5.2$Linux_X86_64 LibreOffice_project/580$Build-2</meta:generator>
    <meta:document-statistic meta:table-count="2" meta:image-count="0" meta:object-count="0" meta:page-count="5" meta:paragraph-count="129" meta:word-count="913" meta:character-count="6991" meta:non-whitespace-character-count="6098"/>
  </office:meta>
</office:document-meta>
</file>